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889" officeooo:paragraph-rsid="001b7889"/>
    </style:style>
    <style:style style:name="P2" style:family="paragraph" style:parent-style-name="Standard">
      <style:text-properties officeooo:rsid="001b7889" officeooo:paragraph-rsid="001be95d"/>
    </style:style>
    <style:style style:name="P3" style:family="paragraph" style:parent-style-name="Standard">
      <style:text-properties fo:font-weight="bold" officeooo:rsid="001be95d" officeooo:paragraph-rsid="001be9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3c83" officeooo:paragraph-rsid="001d3c83" style:font-weight-asian="bold" style:font-weight-complex="bold"/>
    </style:style>
    <style:style style:name="P5" style:family="paragraph" style:parent-style-name="Standard">
      <style:text-properties officeooo:rsid="001be95d" officeooo:paragraph-rsid="001d1df1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3c83" officeooo:paragraph-rsid="001d3c83" style:font-weight-asian="normal" style:font-weight-complex="normal"/>
    </style:style>
    <style:style style:name="P7" style:family="paragraph" style:parent-style-name="Standard">
      <style:text-properties fo:font-weight="normal" officeooo:rsid="001be95d" officeooo:paragraph-rsid="001be95d" style:font-weight-asian="normal" style:font-weight-complex="normal"/>
    </style:style>
    <style:style style:name="P8" style:family="paragraph" style:parent-style-name="Standard">
      <style:text-properties fo:font-weight="normal" officeooo:rsid="001be95d" officeooo:paragraph-rsid="00260662" style:font-weight-asian="normal" style:font-weight-complex="normal"/>
    </style:style>
    <style:style style:name="P9" style:family="paragraph" style:parent-style-name="Standard">
      <style:text-properties fo:font-weight="normal" officeooo:rsid="00260662" officeooo:paragraph-rsid="00260662" style:font-weight-asian="normal" style:font-weight-complex="normal"/>
    </style:style>
    <style:style style:name="P10" style:family="paragraph" style:parent-style-name="Standard">
      <style:text-properties fo:font-weight="normal" officeooo:rsid="0025bf4d" officeooo:paragraph-rsid="0025bf4d" style:font-weight-asian="normal" style:font-weight-complex="normal"/>
    </style:style>
    <style:style style:name="P11" style:family="paragraph" style:parent-style-name="Standard">
      <style:text-properties fo:font-weight="normal" officeooo:rsid="00290064" officeooo:paragraph-rsid="0029006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3c83" officeooo:paragraph-rsid="001d3c83" style:font-weight-asian="normal" style:font-weight-complex="normal"/>
    </style:style>
    <style:style style:name="P13" style:family="paragraph" style:parent-style-name="Standard">
      <style:text-properties fo:font-weight="bold" officeooo:rsid="001be95d" officeooo:paragraph-rsid="001be95d" style:font-weight-asian="bold" style:font-weight-complex="bold"/>
    </style:style>
    <style:style style:name="P14" style:family="paragraph" style:parent-style-name="Standard">
      <style:text-properties fo:font-weight="bold" officeooo:rsid="001be95d" officeooo:paragraph-rsid="0026066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2996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7be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b579" style:font-weight-asian="normal" style:font-weight-complex="normal"/>
    </style:style>
    <style:style style:name="T5" style:family="text">
      <style:text-properties fo:font-weight="normal" officeooo:rsid="002038db" style:font-weight-asian="normal" style:font-weight-complex="normal"/>
    </style:style>
    <style:style style:name="T6" style:family="text">
      <style:text-properties fo:font-weight="normal" officeooo:rsid="0022fbe1" style:font-weight-asian="normal" style:font-weight-complex="normal"/>
    </style:style>
    <style:style style:name="T7" style:family="text">
      <style:text-properties fo:font-weight="normal" officeooo:rsid="00260662" style:font-weight-asian="normal" style:font-weight-complex="normal"/>
    </style:style>
    <style:style style:name="T8" style:family="text">
      <style:text-properties fo:font-weight="normal" officeooo:rsid="0027c6ee" style:font-weight-asian="normal" style:font-weight-complex="normal"/>
    </style:style>
    <style:style style:name="T9" style:family="text">
      <style:text-properties officeooo:rsid="002038db"/>
    </style:style>
    <style:style style:name="T10" style:family="text">
      <style:text-properties officeooo:rsid="00215cee"/>
    </style:style>
    <style:style style:name="T11" style:family="text">
      <style:text-properties officeooo:rsid="0024d911"/>
    </style:style>
    <style:style style:name="T12" style:family="text">
      <style:text-properties officeooo:rsid="00260662"/>
    </style:style>
    <style:style style:name="T13" style:family="text">
      <style:text-properties officeooo:rsid="0027c6ee"/>
    </style:style>
    <style:style style:name="T14" style:family="text">
      <style:text-properties style:font-name="Source Sans Pro" fo:font-size="11.25pt" fo:letter-spacing="normal" fo:font-weight="normal"/>
    </style:style>
    <style:style style:name="T15" style:family="text">
      <style:text-properties style:font-name="Source Sans Pro" fo:font-size="11.25pt" fo:letter-spacing="normal" fo:font-weight="normal" officeooo:rsid="002afadf"/>
    </style:style>
    <style:style style:name="T16" style:family="text">
      <style:text-properties style:font-name="Source Sans Pro" fo:font-size="11.25pt" fo:letter-spacing="normal" fo:font-style="normal" fo:font-weight="normal" officeooo:rsid="002afadf" style:font-style-asian="normal" style:font-style-complex="normal"/>
    </style:style>
    <style:style style:name="T17" style:family="text">
      <style:text-properties style:font-name="Source Sans Pro" fo:font-size="11.25pt" fo:letter-spacing="normal" fo:font-style="normal" fo:font-weight="normal" officeooo:rsid="002b6782" style:font-style-asian="normal" style:font-style-complex="normal"/>
    </style:style>
    <style:style style:name="T18" style:family="text">
      <style:text-properties style:text-underline-style="solid" style:text-underline-width="auto" style:text-underline-color="font-color" fo:font-weight="bold" officeooo:rsid="002996f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ire JAVA et POO</text:p>
      <text:p text:style-name="P1"/>
      <text:p text:style-name="P2"><text:span text:style-name="T1">Variable : </text:span>pour <text:span text:style-name="T9">définir</text:span> une variable on doit typer <text:s/>la variable.</text:p>
      <text:p text:style-name="P1">Exemple :</text:p>
      <text:p text:style-name="P1">String name = Adrien ;</text:p>
      <text:p text:style-name="P1">Int age = 29 ;</text:p>
      <text:p text:style-name="P1">Boolean student = true ;</text:p>
      <text:p text:style-name="P1"/>
      <text:p text:style-name="P3">Class<text:span text:style-name="T9">e</text:span> : <text:span text:style-name="T4">moule d’un objet, contient attributs et méthodes et constructeurs.</text:span></text:p>
      <text:p text:style-name="P3"/>
      <text:p text:style-name="P3">Objet : <text:span text:style-name="T4">instanciation d’une classe.</text:span></text:p>
      <text:p text:style-name="P7"/>
      <text:p text:style-name="P3">Abstract class : <text:span text:style-name="T4">classe qui n’est pas instanciée, mais avec l’héritage on peut se servir des ses méthodes et attributs. </text:span><text:span text:style-name="T6">(super classe) ex : abstract class human { }</text:span></text:p>
      <text:p text:style-name="P3"/>
      <text:p text:style-name="P3"><text:span text:style-name="T10">Méthode</text:span>: <text:span text:style-name="T5">fonction d’une classe.</text:span></text:p>
      <text:p text:style-name="P3"/>
      <text:p text:style-name="P3"><text:span text:style-name="T9">Héritage</text:span> (legacy) : <text:span text:style-name="T4">permet de spécialiser des classes. Une classe peut hériter des méthodes et attributs de la classe parent.</text:span></text:p>
      <text:p text:style-name="P3"/>
      <text:p text:style-name="P3">Polymorphisme : <text:span text:style-name="T8">c’est la capacité de manipuler un objet sans connaître son type. </text:span></text:p>
      <text:p text:style-name="P11">On peut manipuler ou instancier un objet fille avec le type de la classe mere.</text:p>
      <text:p text:style-name="P3"/>
      <text:p text:style-name="P14">Interface : <text:span text:style-name="T7">Une Interface est une classe totalement abstraite.</text:span></text:p>
      <text:p text:style-name="P9">On peut appeler plusieurs Interfaces pour une même classe classique contrairement à l’héritage .</text:p>
      <text:p text:style-name="P8"><text:span text:style-name="T12">Ex : public interface Alpha { }</text:span></text:p>
      <text:p text:style-name="P10">public class Beta implements <text:span text:style-name="T11">Alpha</text:span> { }</text:p>
      <text:p text:style-name="P3"/>
      <text:p text:style-name="P5"><text:span text:style-name="T1">IDE </text:span>: Integrated <text:span text:style-name="T9">développement</text:span> environment. </text:p>
      <text:p text:style-name="P5">C’est un outil qui contient tout ce qui est <text:span text:style-name="T9">nécessaire</text:span> pour <text:span text:style-name="T9">développer</text:span> sur un langage. Pour java il va contenir un <text:span text:style-name="T9">éditeur</text:span> de texte mais aussi le jdk pour compiler et executer des projet java. <text:span text:style-name="T2">Il en existe plusieurs : NetBean, Eclipse, intelliJ. NetBean.</text:span></text:p>
      <text:p text:style-name="P5"/>
      <text:p text:style-name="P4">Conversion : <text:span text:style-name="T3">Conversion d’un type à un autre : cast</text:span></text:p>
      <text:p text:style-name="P6">exemple :</text:p>
      <text:p text:style-name="P6">int a = 29 ;</text:p>
      <text:p text:style-name="P6">double b = (double)a ;</text:p>
      <text:p text:style-name="P6"/>
      <text:p text:style-name="P15"><text:span text:style-name="T18">UML : </text:span><text:span text:style-name="Emphasis"><text:span text:style-name="Strong_20_Emphasis"><text:span text:style-name="T14">U</text:span></text:span></text:span><text:span text:style-name="Emphasis"><text:span text:style-name="T14">nified </text:span></text:span><text:span text:style-name="Emphasis"><text:span text:style-name="Strong_20_Emphasis"><text:span text:style-name="T14">M</text:span></text:span></text:span><text:span text:style-name="Emphasis"><text:span text:style-name="T14">odeling </text:span></text:span><text:span text:style-name="Emphasis"><text:span text:style-name="Strong_20_Emphasis"><text:span text:style-name="T14">L</text:span></text:span></text:span><text:span text:style-name="Emphasis"><text:span text:style-name="T14">anguage </text:span></text:span><text:span text:style-name="Emphasis"><text:span text:style-name="T16">, c’est une </text:span></text:span><text:span text:style-name="Emphasis"><text:span text:style-name="T17">méthode</text:span></text:span><text:span text:style-name="Emphasis"><text:span text:style-name="T16"> graphique pour </text:span></text:span><text:span text:style-name="Emphasis"><text:span text:style-name="T17">modéliser</text:span></text:span><text:span text:style-name="Emphasis"><text:span text:style-name="T16"> nos données, notre code. (comme la </text:span></text:span><text:span text:style-name="Emphasis"><text:span text:style-name="T17">méthode</text:span></text:span><text:span text:style-name="Emphasis"><text:span text:style-name="T16"> merise en BDD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55:44.968000000</meta:creation-date>
    <dc:date>2017-03-13T23:26:14.606661929</dc:date>
    <meta:editing-duration>PT3H45M1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59" meta:character-count="1497" meta:non-whitespace-character-count="1259"/>
  </office:meta>
</office:document-meta>
</file>